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VERSIÓN SALIDA ADC AL VALOR A MOSTRAR EN DISPLAY</text:p>
      <text:p text:style-name="P2">La calibración de la escala de cada canal a medir, se realizará por software según un conjunto de valores guardados en la eeprom.</text:p>
      <text:p text:style-name="P2">Esto se hará mediante la PC conectada a la plaqueta (mas adelante se indicará si también será necesario poder hacer calibración desde el teclado).</text:p>
      <text:p text:style-name="P2">El procedimiento sería como sigue:</text:p>
      <text:p text:style-name="P2">Para cada canal en particular (16), una vez ingresado al menú de calibración, y habiendo leído desde la eeprom las características de LIN/CUAD, y de PROMEDIACIÓN del canal, se pondrá una tensión en la entrada correspondiente, para la que en la PC se mostrará en formato decimal un número correspondiaente a la salida promediada de ese adc (entre 0 y 1023, por ejemplo 789 y es para asegurar que la tensión de entrada esté en un valor razonable), y entonces en otro campo el usuario escribirá el valor que debiera mostrar el display una vez calibrado para esa entrada (digamos 1000), luego pulsando INTRO deberán quedar registrado en la eeprom para ese canal (2 bytes para CalADC y 2 bytes para CalDISPLAY), los valores CalADC (=789) y CalDISPLAY (=1000) respectivamente, finalizando así su calibración.</text:p>
      <text:p text:style-name="P2">Luego para mostrar el valor adecuado en cada momento en el display, para ese canal, se deberá utilizar la fórmula que corresponda según sea lineal o cuadrática (atributo leído de la eeprom):</text:p>
      <text:p text:style-name="P2"/>
      <text:p text:style-name="P2">-para medición de escala cuadrática (como las mediciones de potencias) la fórmula a aplicar sería:</text:p>
      <text:p text:style-name="P2"><text:tab/>Px =[adc promediada / CalADC]^2 * CalDISPLAY</text:p>
      <text:p text:style-name="P2"><text:tab/>Px =[adc promediada / 789]^2 * 1000</text:p>
      <text:p text:style-name="P2"><text:tab/><text:tab/>si adc promediada fuese = 605, entonces Px sería = 588 W</text:p>
      <text:p text:style-name="P2"/>
      <text:p text:style-name="P2">-si la medición es de escala lineal (como mediciones de tensiones) la fórmula a aplicar sería:</text:p>
      <text:p text:style-name="P2"><text:tab/>Vx =[adc promediada / CalADC] * CalDISPLAY</text:p>
      <text:p text:style-name="P2"><text:tab/>Vx =[adc promediada / 789] * 1000</text:p>
      <text:p text:style-name="P2"><text:tab/><text:tab/>si adc promediada fuese = 801, entonces Vx sería = 1015 V</text:p>
      <text:p text:style-name="P2"/>
      <text:p text:style-name="P2">Al alimentar la plaqueta, el microcontrolador leerá de cada canal los valores en eeprom, y calculará para almacenar en ram CalDISPLAY / CalADC ^2 para las cuadráticas, y CalDISPLAY / CalADC para las lineales, con la resolución (cantidad de bits) suficiente.</text:p>
      <text:p text:style-name="P2"/>
      <text:p text:style-name="P3">USO DE LA EEPROM</text:p>
      <text:p text:style-name="P2">La calibración ocuparía así, para cada canal (de 16) 4 bytes. Pero además al menos se dispondrían dos juegos de calibración (uno seteado antes de poner el equipo en marcha, y otro al momento de calibrar), sumando 8 bytes.</text:p>
      <text:p text:style-name="P2">Además por canal consumirá 10 bytes para nombre y unidad de medición, un byte para modo LIN/CUAD y para PROMEDIACIÓN, y uno más para fondo escala vúmetro cuando corresponda. O sea unos 8 bytes más 12 bytes por cana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file-name text:display="name-and-extension">Proyecto Reemplazo V7S-04-ESCALAS.odt</text:file-name><text:tab/>13/10/2021 <text:s text:c="4"/><text:page-number text:select-page="current"/> de <text:page-count>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49M26S</meta:editing-duration>
    <meta:editing-cycles>40</meta:editing-cycles>
    <meta:generator>OpenOffice.org/3.4.1$Win32 OpenOffice.org_project/341m1$Build-9593</meta:generator>
    <dc:date>2021-10-15T09:53:02.95</dc:date>
    <meta:document-statistic meta:table-count="0" meta:image-count="0" meta:object-count="0" meta:page-count="1" meta:paragraph-count="19" meta:word-count="439" meta:character-count="2588"/>
    <meta:user-defined meta:name="Info 1"/>
    <meta:user-defined meta:name="Info 2"/>
    <meta:user-defined meta:name="Info 3"/>
    <meta:user-defined meta:name="Info 4"/>
  </office:meta>
</office:document-meta>
</file>